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color="#ff0000" loext:opacity="100%"/>
    </style:style>
    <style:style style:name="T1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 fr.covoiturage;</text:p>
      <text:p text:style-name="P1">/* package fr.magic.covoiturage;</text:p>
      <text:p text:style-name="P1"/>
      <text:p text:style-name="P1">public class instructions {</text:p>
      <text:p text:style-name="P1"/>
      <text:p text:style-name="P1"><text:s text:c="4"/>TP Covoiturage</text:p>
      <text:p text:style-name="P1"/>
      <text:p text:style-name="P1"><text:s text:c="4"/>Instructions </text:p>
      <text:p text:style-name="P1"/>
      <text:p text:style-name="P1">Instructions</text:p>
      <text:p text:style-name="P1"/>
      <text:p text:style-name="P1">Le but est de développer un système de gestion de trajets pour une plateforme de covoiturage. </text:p>
      <text:p text:style-name="P1">L'application doit permettre de gérer des utilisateurs (conducteurs ou passagers), des trajets et de proposer des outils d'analyse (meilleur conducteur, trajet le plus long, etc.)</text:p>
      <text:p text:style-name="P1"/>
      <text:p text:style-name="P1"><text:s/></text:p>
      <text:p text:style-name="P1">Les utilisateurs :-------------------------------------------------------------------------------------------------------------------------utilisateurs---------------</text:p>
      <text:p text:style-name="P1"/>
      <text:p text:style-name="P1">Nous avons sur cette plateforme des utilisateurs avec : </text:p>
      <text:p text:style-name="P1"/>
      <text:p text:style-name="P1"><text:s text:c="4"/>un nom, une ville de départ, une ville d'arrivee <text:s text:c="71"/>********************OK********************</text:p>
      <text:p text:style-name="P1"><text:s text:c="4"/>les getters setters, le constructeur et une méthode afficherProfil() <text:s text:c="51"/>********************OK********************</text:p>
      <text:p text:style-name="Preformatted_20_Text"/>
      <text:p text:style-name="P1">Nos utilisateurs peuvent être différenciés en deux types/rôle : </text:p>
      <text:p text:style-name="Preformatted_20_Text"/>
      <text:p text:style-name="P1"><text:s text:c="4"/>les conducteurs : </text:p>
      <text:p text:style-name="P1"><text:s text:c="8"/>ils ont une voiture, une liste de trajets <text:s text:c="74"/>********************OK********************</text:p>
      <text:p text:style-name="P1"><text:s text:c="8"/>méthodes : ajouter un trajet, calculer la distance totale parcourue <text:s text:c="48"/>********************OK********************</text:p>
      <text:p text:style-name="P1"><text:s text:c="4"/>Les passagers :</text:p>
      <text:p text:style-name="P1"><text:s text:c="8"/>ils ont une liste de trajets suivi, leur destination préférée <text:s text:c="54"/>********************OK********************</text:p>
      <text:p text:style-name="P1"><text:s text:c="8"/>méthodes : suivre un trajet, donner une note à un conducteur <text:s text:c="55"/>********************OK********************</text:p>
      <text:p text:style-name="Preformatted_20_Text"/>
      <text:p text:style-name="P1">La classe Trajet------------------------------------------------------------------------------------------------------------------------------trajet------------------</text:p>
      <text:p text:style-name="P1"/>
      <text:p text:style-name="P1">Un trajet est défini par : </text:p>
      <text:p text:style-name="P1"/>
      <text:p text:style-name="P1"><text:s text:c="4"/>Départ, arrivée et distance (en km) <text:s text:c="84"/>********************OK********************</text:p>
      <text:p text:style-name="P1"><text:s text:c="4"/>durée estimée <text:s text:c="106"/>********************OK********************</text:p>
      <text:p text:style-name="P1"><text:s text:c="4"/>conducteur <text:s text:c="109"/>********************OK********************</text:p>
      <text:p text:style-name="P1"><text:s text:c="4"/>liste de passager <text:s text:c="102"/>********************OK********************</text:p>
      <text:p text:style-name="P1"/>
      <text:p text:style-name="P1">On va rajouter les méthodes :<text:span text:style-name="T1"/></text:p>
      <text:p text:style-name="P1"/>
      <text:p text:style-name="P1"><text:s text:c="4"/>ajouterPassager(Passager p) : empêche les doublons <text:s text:c="69"/>********************OK********************</text:p>
      <text:p text:style-name="P1"><text:s text:c="4"/>calculerVitesseMoyenne() <text:s text:c="95"/>********************OK********************</text:p>
      <text:p text:style-name="P1"><text:soft-page-break/><text:s text:c="4"/>estLong() retourne vrai si la distance &gt; 300km <text:s text:c="73"/>********************OK********************</text:p>
      <text:p text:style-name="P1"><text:s text:c="4"/>estRapide() retourne vrai si la vitesse moyenne &gt; 100 km/h <text:s text:c="61"/>********************OK********************</text:p>
      <text:p text:style-name="Preformatted_20_Text"/>
      <text:p text:style-name="P1">Gestion des trajets</text:p>
      <text:p text:style-name="P1"/>
      <text:p text:style-name="P1">Créer une classe PlateformeCovoiturage qui contient : ---------------------------------------------------------------------------------PlateformeCovoiturage----------</text:p>
      <text:p text:style-name="P1"/>
      <text:p text:style-name="P1"><text:s text:c="4"/>une liste de tous les utilisateurs <text:s text:c="85"/>********************OK********************</text:p>
      <text:p text:style-name="P1"><text:s text:c="4"/>une liste de tous les trajets <text:s text:c="90"/>********************OK********************</text:p>
      <text:p text:style-name="Preformatted_20_Text"/>
      <text:p text:style-name="P1">Comme méthodes : </text:p>
      <text:p text:style-name="P1"/>
      <text:p text:style-name="P1"><text:s text:c="4"/>ajouterUtilisateur(Utilisateur u) <text:s text:c="86"/>********************OK********************</text:p>
      <text:p text:style-name="P1"><text:s text:c="4"/>ajouterTrajet(Trajet t) <text:s text:c="96"/>********************OK********************</text:p>
      <text:p text:style-name="P1"><text:s text:c="4"/>rechercherTrajet(String villeDepart, String villeArrivee) <text:s text:c="62"/>********************OK********************</text:p>
      <text:p text:style-name="P1"><text:s text:c="4"/>topConducteurs() : retourne les 3 conducteurs avec la plus grande distance totale parcourue <text:s text:c="28"/>********************OK********************</text:p>
      <text:p text:style-name="P1"><text:s text:c="4"/>afficherStatistiques() qui affiche <text:s text:c="85"/>------------------------------------------</text:p>
      <text:p text:style-name="P1"><text:s text:c="8"/>la moyenne des distances <text:s text:c="91"/>********************OK********************</text:p>
      <text:p text:style-name="P1"><text:s text:c="8"/>le pourcentage de trajets longs <text:s text:c="84"/>------------------------------------------</text:p>
      <text:p text:style-name="P1"><text:s text:c="8"/>la vitesse moyenne globale <text:s text:c="89"/>------------------------------------------</text:p>
      <text:p text:style-name="P1"/>
      <text:p text:style-name="P1">Interface Evaluable <text:s/>------------------------------------------------------------------------------------------------------------------------Evaluable----------------</text:p>
      <text:p text:style-name="P1"/>
      <text:p text:style-name="P1">Ajouter une interface Evaluable qui contient les méthodes ajouterNote() et calculerNoteMoyenne(). <text:s text:c="26"/>********************OK********************</text:p>
      <text:p text:style-name="P1"/>
      <text:p text:style-name="P1">Le but est de donner la possibilité de noter tout objet notable (elle est donc implémentée par passager et conducteur) <text:s text:c="5"/>********************OK********************</text:p>
      <text:p text:style-name="P1"/>
      <text:p text:style-name="P1">A la suite de quoi on pourra rajouter dans la classe PlateformeCovoiturage une méthode qui trie par note les conducteurs <text:s text:c="3"/>------------------------------------------</text:p>
      <text:p text:style-name="Preformatted_20_Text"/>
      <text:p text:style-name="Preformatted_20_Text"/>
      <text:p text:style-name="Preformatted_20_Text">Ajout des tests (JUnit)-----------------------------------------------------------------------------------------------------------------test unitaires----------------</text:p>
      <text:p text:style-name="Preformatted_20_Text"/>
      <text:p text:style-name="Preformatted_20_Text">tester prioritairement <text:s/>: </text:p>
      <text:p text:style-name="Preformatted_20_Text"/>
      <text:p text:style-name="Preformatted_20_Text"><text:s text:c="4"/>le bon ajout des passagers</text:p>
      <text:p text:style-name="Preformatted_20_Text"><text:s text:c="4"/>le calcul de la vitesse moyenne du trajet</text:p>
      <text:p text:style-name="Preformatted_20_Text"><text:s text:c="4"/>les statistiques globales de la plateforme</text:p>
      <text:p text:style-name="Preformatted_20_Text"/>
      <text:p text:style-name="Preformatted_20_Text">Vous pouvez rajouter plus de tests unitaires si vous le souhaitez.</text:p>
      <text:p text:style-name="Preformatted_20_Text"><text:soft-page-break/>Javadoc, Git</text:p>
      <text:p text:style-name="Preformatted_20_Text"/>
      <text:p text:style-name="Preformatted_20_Text">Pensez à ajouter la javadoc à votre code. -----------------------------------------------------------------------------------------------------JavaDoc----------------</text:p>
      <text:p text:style-name="Preformatted_20_Text"/>
      <text:p text:style-name="Preformatted_20_Text">Si vous voulez vous entrainer à utiliser Git vous pouvez déployer votre projet sur Git au début et "push" régulièrement vos avancées. </text:p>
      <text:p text:style-name="Preformatted_20_Text"/>
      <text:p text:style-name="Preformatted_20_Text"><text:s/></text:p>
      <text:p text:style-name="Preformatted_20_Text">Des idées pour aller encore plus loin (complètement facultatif)</text:p>
      <text:p text:style-name="Preformatted_20_Text"/>
      <text:p text:style-name="Preformatted_20_Text">Si vous voulez encore élargir ce projet vous pouvez : </text:p>
      <text:p text:style-name="Preformatted_20_Text"/>
      <text:p text:style-name="Preformatted_20_Text"><text:s text:c="4"/>implémenter un système de récompense pour les meilleurs conducteurs</text:p>
      <text:p text:style-name="Preformatted_20_Text"><text:s text:c="4"/>exporter les trajets en CSV (ça vous demandera un peu de recherche personnelle) -----------------------------------------------------------------------------------</text:p>
      <text:p text:style-name="Preformatted_20_Text"/>
      <text:p text:style-name="Preformatted_20_Text">N'hésitez pas à vous approprier le projet et à rajouter ce qui vous semble intéressant. </text:p>
      <text:p text:style-name="Preformatted_20_Text"/>
      <text:p text:style-name="Preformatted_20_Text">}</text:p>
      <text:p text:style-name="Preformatted_20_Text"><text:s/>*/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9T22:59:25.235000000</dc:date>
    <meta:editing-duration>PT1H17S</meta:editing-duration>
    <meta:editing-cycles>4</meta:editing-cycles>
    <meta:generator>LibreOffice/24.8.6.2$Windows_X86_64 LibreOffice_project/6d98ba145e9a8a39fc57bcc76981d1fb1316c60c</meta:generator>
    <meta:document-statistic meta:table-count="0" meta:image-count="0" meta:object-count="0" meta:page-count="3" meta:paragraph-count="65" meta:word-count="470" meta:character-count="6941" meta:non-whitespace-character-count="4482"/>
  </office:meta>
</office:document-meta>
</file>